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4" style:family="paragraph" style:parent-style-name="Text_20_body" style:list-style-name="L6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5" style:family="paragraph" style:parent-style-name="Text_20_body" style:list-style-name="L2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6" style:family="paragraph" style:parent-style-name="Text_20_body" style:list-style-name="L2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7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8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9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0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1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2" style:family="paragraph" style:parent-style-name="Text_20_body" style:list-style-name="L7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3" style:family="paragraph" style:parent-style-name="Text_20_body" style:list-style-name="L8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4" style:family="paragraph" style:parent-style-name="Text_20_body" style:list-style-name="L9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5" style:family="paragraph" style:parent-style-name="Text_20_body" style:list-style-name="L10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6" style:family="paragraph" style:parent-style-name="Text_20_body" style:list-style-name="L1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7" style:family="paragraph" style:parent-style-name="Text_20_body" style:list-style-name="L1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8" style:family="paragraph" style:parent-style-name="Text_20_body" style:list-style-name="L1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9" style:family="paragraph" style:parent-style-name="Text_20_body" style:list-style-name="L1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20" style:family="paragraph" style:parent-style-name="Text_20_body" style:list-style-name="L1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21" style:family="paragraph" style:parent-style-name="Text_20_body" style:list-style-name="L16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22" style:family="paragraph" style:parent-style-name="Text_20_body" style:list-style-name="L17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23" style:family="paragraph" style:parent-style-name="Text_20_body" style:list-style-name="L18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24" style:family="paragraph" style:parent-style-name="Text_20_body" style:list-style-name="L19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25" style:family="paragraph" style:parent-style-name="Text_20_body" style:list-style-name="L20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26" style:family="paragraph" style:parent-style-name="Text_20_body" style:list-style-name="L2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27" style:family="paragraph" style:parent-style-name="Text_20_body" style:list-style-name="L2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28" style:family="paragraph" style:parent-style-name="Text_20_body" style:list-style-name="L2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29" style:family="paragraph" style:parent-style-name="Text_20_body" style:list-style-name="L26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30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style:font-size-asian="12pt" style:font-size-complex="12pt"/>
    </style:style>
    <style:style style:name="P31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Arial" fo:font-size="12pt" style:font-size-asian="12pt" style:font-size-complex="12pt"/>
    </style:style>
    <style:style style:name="P32" style:family="paragraph" style:parent-style-name="Text_20_body">
      <style:paragraph-properties fo:margin-left="0cm" fo:margin-right="0cm" fo:margin-top="0.265cm" fo:margin-bottom="0cm" fo:text-indent="0cm" style:auto-text-indent="false" fo:padding="0cm" fo:border="none"/>
      <style:text-properties style:font-name="Inter" fo:font-size="10.5pt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font-size="10.5pt" fo:letter-spacing="normal" fo:font-weight="normal"/>
    </style:style>
    <style:style style:name="T3" style:family="text">
      <style:text-properties fo:letter-spacing="normal" fo:font-weight="normal"/>
    </style:style>
    <style:style style:name="T4" style:family="text">
      <style:text-properties style:font-name="Arial" fo:font-size="10.5pt" fo:letter-spacing="normal" fo:font-weight="normal"/>
    </style:style>
    <style:style style:name="T5" style:family="text">
      <style:text-properties style:font-name="Arial" fo:letter-spacing="normal" fo:font-weight="normal"/>
    </style:style>
    <style:style style:name="T6" style:family="text">
      <style:text-properties style:font-name="Arial" fo:font-size="12pt" fo:letter-spacing="normal" fo:font-weight="normal" style:font-size-asian="12pt" style:font-size-complex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6">What key combination do you need to press to navigate to the desktop?</text:span></text:span></text:p>
      <text:section text:style-name="Sect1" text:name="3821">
        <text:list xml:id="list4864689004515221151" text:style-name="L1">
          <text:list-item>
            <text:p text:style-name="P7">Ctrl + Shift + Down arrow</text:p>
          </text:list-item>
          <text:list-item>
            <text:p text:style-name="P7">Win + D<text:tab/><text:tab/>r</text:p>
          </text:list-item>
          <text:list-item>
            <text:p text:style-name="P7">Win + Y</text:p>
          </text:list-item>
          <text:list-item>
            <text:p text:style-name="P7">Ctrl + D</text:p>
          </text:list-item>
          <text:list-item>
            <text:p text:style-name="P7">Shift + Y</text:p>
          </text:list-item>
        </text:list>
        <text:p text:style-name="P31">Score: 0.00</text:p>
      </text:section>
      <text:section text:style-name="Sect1" text:name="3824">
        <text:p text:style-name="P2">2)</text:p>
        <text:p text:style-name="P3"><text:span text:style-name="Strong_20_Emphasis"><text:span text:style-name="T6">What key combination do you need to press to open the “Run” box?</text:span></text:span></text:p>
        <text:list xml:id="list9181929845004847544" text:style-name="L2">
          <text:list-item>
            <text:p text:style-name="P8">Ctrl + D</text:p>
          </text:list-item>
          <text:list-item>
            <text:p text:style-name="P8">Win + D</text:p>
          </text:list-item>
          <text:list-item>
            <text:p text:style-name="P8">Ctrl + Esc</text:p>
          </text:list-item>
          <text:list-item>
            <text:p text:style-name="P8">Win + R<text:tab/><text:tab/><text:tab/>r</text:p>
          </text:list-item>
          <text:list-item>
            <text:p text:style-name="P8">Win + Shift + D</text:p>
          </text:list-item>
        </text:list>
        <text:p text:style-name="P31">Score: 0.00</text:p>
      </text:section>
      <text:section text:style-name="Sect1" text:name="3826">
        <text:p text:style-name="P2">3)</text:p>
        <text:p text:style-name="P3"><text:span text:style-name="Strong_20_Emphasis"><text:span text:style-name="T6">What do you need to type to open the command prompt?</text:span></text:span></text:p>
        <text:list xml:id="list6988647921867174214" text:style-name="L3">
          <text:list-item>
            <text:p text:style-name="P9">command</text:p>
          </text:list-item>
          <text:list-item>
            <text:p text:style-name="P9">cmd<text:tab/><text:tab/><text:tab/><text:tab/>r</text:p>
          </text:list-item>
          <text:list-item>
            <text:p text:style-name="P9">ocpt</text:p>
          </text:list-item>
          <text:list-item>
            <text:p text:style-name="P9">command prompt</text:p>
          </text:list-item>
          <text:list-item>
            <text:p text:style-name="P9">open command</text:p>
          </text:list-item>
        </text:list>
        <text:p text:style-name="P31">Score: 0.00</text:p>
      </text:section>
      <text:section text:style-name="Sect1" text:name="3827">
        <text:p text:style-name="P2">4)</text:p>
        <text:p text:style-name="P3"><text:span text:style-name="Strong_20_Emphasis"><text:span text:style-name="T6">What command do you need to type to turn the command prompt font color to green? </text:span></text:span></text:p>
        <text:list xml:id="list6603459640560260925" text:style-name="L4">
          <text:list-item>
            <text:p text:style-name="P10">color b</text:p>
          </text:list-item>
          <text:list-item>
            <text:p text:style-name="P10">color d</text:p>
          </text:list-item>
          <text:list-item>
            <text:p text:style-name="P10">color c</text:p>
          </text:list-item>
          <text:list-item>
            <text:p text:style-name="P10">color e</text:p>
          </text:list-item>
          <text:list-item>
            <text:p text:style-name="P10">color a<text:tab/><text:tab/><text:tab/>r</text:p>
          </text:list-item>
        </text:list>
        <text:p text:style-name="P31">Score: 0.00</text:p>
      </text:section>
      <text:section text:style-name="Sect1" text:name="3828">
        <text:p text:style-name="P2">5)</text:p>
        <text:p text:style-name="P3"><text:span text:style-name="Strong_20_Emphasis"><text:span text:style-name="T6">What key combination do you need to press to exit the command prompt and return to the desktop?</text:span></text:span></text:p>
        <text:list xml:id="list826630272255388422" text:style-name="L5">
          <text:list-item>
            <text:p text:style-name="P11">Alt + up arrow</text:p>
          </text:list-item>
          <text:list-item>
            <text:p text:style-name="P11">Win + D</text:p>
          </text:list-item>
          <text:list-item>
            <text:p text:style-name="P11">Alt + F4<text:tab/><text:tab/>r</text:p>
          </text:list-item>
          <text:list-item>
            <text:p text:style-name="P11"><text:soft-page-break/>Win + Esc</text:p>
          </text:list-item>
          <text:list-item>
            <text:p text:style-name="P30"><text:span text:style-name="T3">Alt + Shift + D</text:span></text:p>
          </text:list-item>
        </text:list>
      </text:section>
      <text:section text:style-name="Sect1" text:name="3829">
        <text:p text:style-name="P3"><text:span text:style-name="Strong_20_Emphasis"><text:span text:style-name="T6">What key combination do you need to press to discover the Power User menu and choose the File Explorer?</text:span></text:span></text:p>
        <text:list xml:id="list5620051054928241264" text:style-name="L7">
          <text:list-item>
            <text:p text:style-name="P12">Win + P</text:p>
          </text:list-item>
          <text:list-item>
            <text:p text:style-name="P12">Alt + D</text:p>
          </text:list-item>
          <text:list-item>
            <text:p text:style-name="P12">Ctrl + Z</text:p>
          </text:list-item>
          <text:list-item>
            <text:p text:style-name="P12">Win + X<text:tab/><text:tab/><text:tab/>r</text:p>
          </text:list-item>
          <text:list-item>
            <text:p text:style-name="P12">Alt + C</text:p>
          </text:list-item>
          <text:list-item>
            <text:p text:style-name="P12">Crtl + W</text:p>
          </text:list-item>
        </text:list>
        <text:p text:style-name="P31">Score: 0.00</text:p>
      </text:section>
      <text:section text:style-name="Sect1" text:name="3830">
        <text:p text:style-name="P2">7)</text:p>
        <text:p text:style-name="P3"><text:span text:style-name="Strong_20_Emphasis"><text:span text:style-name="T6">What key combination do you need to press to head to a location of your choice, and create there a new folder?</text:span></text:span></text:p>
        <text:list xml:id="list8576422847476227554" text:style-name="L8">
          <text:list-item>
            <text:p text:style-name="P13">Win + Alt +N</text:p>
          </text:list-item>
          <text:list-item>
            <text:p text:style-name="P13">Alt + Shift + Esc</text:p>
          </text:list-item>
          <text:list-item>
            <text:p text:style-name="P13">Ctrl + Shift + F</text:p>
          </text:list-item>
          <text:list-item>
            <text:p text:style-name="P13">Ctrl + Shift + N<text:tab/><text:tab/><text:tab/>r</text:p>
          </text:list-item>
          <text:list-item>
            <text:p text:style-name="P13">Win + Shift + F</text:p>
          </text:list-item>
        </text:list>
        <text:p text:style-name="P31">Score: 0.00</text:p>
      </text:section>
      <text:section text:style-name="Sect1" text:name="3831">
        <text:p text:style-name="P2">8)</text:p>
        <text:p text:style-name="P3"><text:span text:style-name="Strong_20_Emphasis"><text:span text:style-name="T6">What keys/combination do you need to press to change the name of the folder to be “Power User”?</text:span></text:span></text:p>
        <text:list xml:id="list5415405486436153763" text:style-name="L9">
          <text:list-item>
            <text:p text:style-name="P14">F4</text:p>
          </text:list-item>
          <text:list-item>
            <text:p text:style-name="P14">Alt + F4</text:p>
          </text:list-item>
          <text:list-item>
            <text:p text:style-name="P14">Ctrl + F2</text:p>
          </text:list-item>
          <text:list-item>
            <text:p text:style-name="P14">Ctrl + F4</text:p>
          </text:list-item>
          <text:list-item>
            <text:p text:style-name="P14">F3</text:p>
          </text:list-item>
          <text:list-item>
            <text:p text:style-name="P14">F2<text:tab/><text:tab/><text:tab/>r</text:p>
          </text:list-item>
        </text:list>
        <text:p text:style-name="P31">Score: 0.00</text:p>
      </text:section>
      <text:section text:style-name="Sect1" text:name="3832">
        <text:p text:style-name="P2">9)</text:p>
        <text:p text:style-name="P3"><text:span text:style-name="Strong_20_Emphasis"><text:span text:style-name="T6">What key combination do you need to press to go to System Properties and find out your computer’s name?</text:span></text:span></text:p>
        <text:list xml:id="list7078961632717505127" text:style-name="L10">
          <text:list-item>
            <text:p text:style-name="P15">Win + Pause<text:tab/><text:tab/><text:tab/>r</text:p>
          </text:list-item>
          <text:list-item>
            <text:p text:style-name="P15">Ctrl + Esc</text:p>
          </text:list-item>
          <text:list-item>
            <text:p text:style-name="P15">Alt + Pause</text:p>
          </text:list-item>
          <text:list-item>
            <text:p text:style-name="P15">Ctrl + Insert</text:p>
          </text:list-item>
          <text:list-item>
            <text:p text:style-name="P15">Ctrl + Alt + End</text:p>
          </text:list-item>
          <text:list-item>
            <text:p text:style-name="P15"><text:soft-page-break/>Win + Esc</text:p>
          </text:list-item>
        </text:list>
        <text:p text:style-name="P31">Score: 0.00</text:p>
      </text:section>
      <text:section text:style-name="Sect1" text:name="3833">
        <text:p text:style-name="P2">10)</text:p>
        <text:p text:style-name="P3"><text:span text:style-name="Strong_20_Emphasis"><text:span text:style-name="T6">What key combination do you need to press to create a new text file in the “Power User” folder, name it “Practice”?</text:span></text:span></text:p>
        <text:list xml:id="list6373908259650597122" text:style-name="L11">
          <text:list-item>
            <text:p text:style-name="P16">Alt + H, W, Up arrow, Up arrow, Up arrow, Enter<text:tab/><text:tab/>r</text:p>
          </text:list-item>
          <text:list-item>
            <text:p text:style-name="P16">Win + Alt + K</text:p>
          </text:list-item>
          <text:list-item>
            <text:p text:style-name="P16">Alt + R, D, Down arrow, Down arrow, Enter</text:p>
          </text:list-item>
          <text:list-item>
            <text:p text:style-name="P16">Win + Alt + Ctrl + L, Down arrow, Enter</text:p>
          </text:list-item>
        </text:list>
        <text:p text:style-name="P31">Score: 0.00</text:p>
      </text:section>
      <text:section text:style-name="Sect1" text:name="3835">
        <text:p text:style-name="P2">11)</text:p>
        <text:p text:style-name="P3"><text:span text:style-name="Strong_20_Emphasis"><text:span text:style-name="T6">What do you need to do to write your computer name inside the file you created?</text:span></text:span></text:p>
        <text:list xml:id="list6393695029430987975" text:style-name="L12">
          <text:list-item>
            <text:p text:style-name="P17">Enter, type "Computer Name"<text:tab/><text:tab/><text:tab/>r</text:p>
          </text:list-item>
          <text:list-item>
            <text:p text:style-name="P17">Enter, Alt + T, type "Computer Name"</text:p>
          </text:list-item>
          <text:list-item>
            <text:p text:style-name="P17">Enter, Win + F, type "Computer Name"</text:p>
          </text:list-item>
          <text:list-item>
            <text:p text:style-name="P17">Enter, Ctrl + O, type "Computer Name"</text:p>
          </text:list-item>
        </text:list>
        <text:p text:style-name="P31">Score: 0.00</text:p>
      </text:section>
      <text:section text:style-name="Sect1" text:name="3836">
        <text:p text:style-name="P2">12)</text:p>
        <text:p text:style-name="P3"><text:span text:style-name="Strong_20_Emphasis"><text:span text:style-name="T6">What key combination do you need to press to close the file and go back to the folder display?</text:span></text:span></text:p>
        <text:list xml:id="list5972555470735156930" text:style-name="L13">
          <text:list-item>
            <text:p text:style-name="P18">Alt + F4, Alt + Tab<text:tab/><text:tab/><text:tab/>r</text:p>
          </text:list-item>
          <text:list-item>
            <text:p text:style-name="P18">Alt + F4, Ctrl + Tab</text:p>
          </text:list-item>
          <text:list-item>
            <text:p text:style-name="P18">Ctrl + F3, Alt + End</text:p>
          </text:list-item>
          <text:list-item>
            <text:p text:style-name="P18">Alt + F3, Alt + End</text:p>
          </text:list-item>
          <text:list-item>
            <text:p text:style-name="P18">Ctrl + F4, Ctrl + Tab</text:p>
          </text:list-item>
        </text:list>
        <text:p text:style-name="P31">Score: 0.00</text:p>
      </text:section>
      <text:section text:style-name="Sect1" text:name="3837">
        <text:p text:style-name="P2">13)</text:p>
        <text:p text:style-name="P3"><text:span text:style-name="Strong_20_Emphasis"><text:span text:style-name="T6">What key combination do you need to press to cut the file and paste it at your desktop (In case it was already on the desktop, paste it to a different folder)?</text:span></text:span></text:p>
        <text:list xml:id="list8087770042117192163" text:style-name="L14">
          <text:list-item>
            <text:p text:style-name="P19">Alt + Tab, Win + V</text:p>
          </text:list-item>
          <text:list-item>
            <text:p text:style-name="P19">Ctrl + X, Ctrl + V<text:tab/><text:tab/><text:tab/>r</text:p>
          </text:list-item>
          <text:list-item>
            <text:p text:style-name="P19">Alt + V, Ctrl + C</text:p>
          </text:list-item>
          <text:list-item>
            <text:p text:style-name="P19">Win + X, Win + W</text:p>
          </text:list-item>
          <text:list-item>
            <text:p text:style-name="P19">Ctrl + Tab, Alt + End</text:p>
          </text:list-item>
        </text:list>
        <text:p text:style-name="P31">Score: 0.00</text:p>
      </text:section>
      <text:section text:style-name="Sect1" text:name="3838">
        <text:p text:style-name="P2">14)</text:p>
        <text:p text:style-name="P3"><text:soft-page-break/><text:span text:style-name="Strong_20_Emphasis"><text:span text:style-name="T6">What are two different ways you can open the Start Menu?</text:span></text:span></text:p>
        <text:list xml:id="list8913597537963933646" text:style-name="L15">
          <text:list-item>
            <text:p text:style-name="P20">Ctrl + S</text:p>
          </text:list-item>
          <text:list-item>
            <text:p text:style-name="P20">Alt + Esc</text:p>
          </text:list-item>
          <text:list-item>
            <text:p text:style-name="P20">Win + Tab</text:p>
          </text:list-item>
          <text:list-item>
            <text:p text:style-name="P20">Alt +S</text:p>
          </text:list-item>
          <text:list-item>
            <text:p text:style-name="P20">Win<text:tab/><text:tab/><text:tab/><text:tab/>r</text:p>
          </text:list-item>
          <text:list-item>
            <text:p text:style-name="P20">Ctrl + Esc<text:tab/><text:tab/><text:tab/>r</text:p>
          </text:list-item>
        </text:list>
        <text:p text:style-name="P31">Score: 0.00</text:p>
      </text:section>
      <text:section text:style-name="Sect1" text:name="3839">
        <text:p text:style-name="P2">15)</text:p>
        <text:p text:style-name="P3"><text:span text:style-name="Strong_20_Emphasis"><text:span text:style-name="T6">What key combination do you need to press to open the Control Panel?</text:span></text:span></text:p>
        <text:list xml:id="list2848043004725406410" text:style-name="L16">
          <text:list-item>
            <text:p text:style-name="P21">Alt + Ctrl + P</text:p>
          </text:list-item>
          <text:list-item>
            <text:p text:style-name="P21">Alt + Ctrl + C</text:p>
          </text:list-item>
          <text:list-item>
            <text:p text:style-name="P21">Alt + R, Ctrl + P</text:p>
          </text:list-item>
          <text:list-item>
            <text:p text:style-name="P21">Win + R, control<text:tab/><text:tab/><text:tab/><text:tab/>r</text:p>
          </text:list-item>
          <text:list-item>
            <text:p text:style-name="P21">Win + R, panel</text:p>
          </text:list-item>
        </text:list>
        <text:p text:style-name="P31">Score: 0.00</text:p>
      </text:section>
      <text:section text:style-name="Sect1" text:name="3840">
        <text:p text:style-name="P2">16)</text:p>
        <text:p text:style-name="P3"><text:span text:style-name="Strong_20_Emphasis"><text:span text:style-name="T6">What key combination do you need to press to minimize, and then maximize the window of the Control Panel?</text:span></text:span></text:p>
        <text:list xml:id="list5332796361496253615" text:style-name="L17">
          <text:list-item>
            <text:p text:style-name="P22">Ctrl + M, Ctrl + X</text:p>
          </text:list-item>
          <text:list-item>
            <text:p text:style-name="P22">Alt + Down arrow, Alt + Up arrow</text:p>
          </text:list-item>
          <text:list-item>
            <text:p text:style-name="P22">Win + Down arrow, Win + Up arrow<text:tab/><text:tab/><text:tab/><text:tab/>r</text:p>
          </text:list-item>
          <text:list-item>
            <text:p text:style-name="P22">Alt + M, Alt + X</text:p>
          </text:list-item>
          <text:list-item>
            <text:p text:style-name="P22">Ctrl + Down arrow, Ctrl + Up arrow</text:p>
          </text:list-item>
          <text:list-item>
            <text:p text:style-name="P22">Win + M, Win + X</text:p>
          </text:list-item>
        </text:list>
        <text:p text:style-name="P31">Score: 0.00</text:p>
      </text:section>
      <text:section text:style-name="Sect1" text:name="3841">
        <text:p text:style-name="P2">17)</text:p>
        <text:p text:style-name="P3"><text:span text:style-name="Strong_20_Emphasis"><text:span text:style-name="T6">What key combination do you need to press to add a new virtual desktop?</text:span></text:span></text:p>
        <text:list xml:id="list7969944787806454944" text:style-name="L18">
          <text:list-item>
            <text:p text:style-name="P23">Win + Alt + Ctrl + V</text:p>
          </text:list-item>
          <text:list-item>
            <text:p text:style-name="P23">Win + Alt + Ctrl + D</text:p>
          </text:list-item>
          <text:list-item>
            <text:p text:style-name="P23">Win + Ctrl + D<text:tab/><text:tab/><text:tab/><text:tab/>r</text:p>
          </text:list-item>
          <text:list-item>
            <text:p text:style-name="P23">Win + Alt + D</text:p>
          </text:list-item>
          <text:list-item>
            <text:p text:style-name="P23">Win + Alt + V</text:p>
          </text:list-item>
          <text:list-item>
            <text:p text:style-name="P23">Win + Ctrl + V</text:p>
          </text:list-item>
        </text:list>
        <text:p text:style-name="P31">Score: 0.00</text:p>
      </text:section>
      <text:section text:style-name="Sect1" text:name="3842">
        <text:p text:style-name="P2">18)</text:p>
        <text:p text:style-name="P3"><text:span text:style-name="Strong_20_Emphasis"><text:span text:style-name="T6">What key combination do you need to press to open a program of your choice in the new </text:span></text:span><text:soft-page-break/><text:span text:style-name="Strong_20_Emphasis"><text:span text:style-name="T6">desktop?</text:span></text:span></text:p>
        <text:list xml:id="list1551178024335171503" text:style-name="L19">
          <text:list-item>
            <text:p text:style-name="P24">Ctrl + Win, search for desired program, Enter</text:p>
          </text:list-item>
          <text:list-item>
            <text:p text:style-name="P24">Ctrl + S, search for desired program, Enter</text:p>
          </text:list-item>
          <text:list-item>
            <text:p text:style-name="P24">Alt + S, search for desired program, Enter</text:p>
          </text:list-item>
          <text:list-item>
            <text:p text:style-name="P24">Win, search for desired program, Enter<text:tab/><text:tab/><text:tab/>r</text:p>
          </text:list-item>
        </text:list>
        <text:p text:style-name="P31">Score: 0.00</text:p>
      </text:section>
      <text:section text:style-name="Sect1" text:name="3843">
        <text:p text:style-name="P2">19)</text:p>
        <text:p text:style-name="P3"><text:span text:style-name="Strong_20_Emphasis"><text:span text:style-name="T6">What key combination do you need to press to switch back to the main desktop, and close the new one?</text:span></text:span></text:p>
        <text:list xml:id="list3902417084548684192" text:style-name="L20">
          <text:list-item>
            <text:p text:style-name="P25">Win + Alt + Side arrow, Win + Alt + F4</text:p>
          </text:list-item>
          <text:list-item>
            <text:p text:style-name="P25">Win + Ctrl + Side arrow, Win + Ctrl + F4<text:tab/><text:tab/><text:tab/>r</text:p>
          </text:list-item>
          <text:list-item>
            <text:p text:style-name="P25">Win + Ctrl + Alt + Up arrow, Win + Ctrl + F4</text:p>
          </text:list-item>
          <text:list-item>
            <text:p text:style-name="P25">Alt + Ctrl + Side arrow, Alt + Ctrl + F4</text:p>
          </text:list-item>
        </text:list>
        <text:p text:style-name="P31">Score: 0.00</text:p>
      </text:section>
      <text:section text:style-name="Sect1" text:name="3845">
        <text:p text:style-name="P2">20)</text:p>
        <text:p text:style-name="P3"><text:span text:style-name="Strong_20_Emphasis"><text:span text:style-name="T6">What key combination do you need to press if you want to run a file named SlideToShutdown.exe?</text:span></text:span><text:span text:style-name="T6"> (Do not run the file at this point)</text:span></text:p>
        <text:list xml:id="list7340741800596305489" text:style-name="L21">
          <text:list-item>
            <text:p text:style-name="P26">Ctrl + Alt + F2, type SlideToShutdown.exe</text:p>
          </text:list-item>
          <text:list-item>
            <text:p text:style-name="P26">Win + Ctrl + F3, type SlideToShutdown.exe</text:p>
          </text:list-item>
          <text:list-item>
            <text:p text:style-name="P26">Win + Ctrl + Up arrow, type SlideToShutdown.exe</text:p>
          </text:list-item>
          <text:list-item>
            <text:p text:style-name="P26">Win + R, type SlideToShutdown.exe<text:tab/><text:tab/><text:tab/><text:tab/>r</text:p>
          </text:list-item>
        </text:list>
        <text:p text:style-name="P31">Score: 0.00</text:p>
      </text:section>
      <text:section text:style-name="Sect1" text:name="3846">
        <text:p text:style-name="P2">21)</text:p>
        <text:p text:style-name="P3"><text:span text:style-name="Strong_20_Emphasis"><text:span text:style-name="T6">What key combination do you need to press to run the file?</text:span></text:span><text:span text:style-name="T6"> DO NOT SHUT DOWN YOUR COMPUTER.</text:span></text:p>
        <text:list xml:id="list4833761427664527509" text:style-name="L22">
          <text:list-item>
            <text:p text:style-name="P27">Enter, Ctrl + Q</text:p>
          </text:list-item>
          <text:list-item>
            <text:p text:style-name="P27">Enter, Win + L</text:p>
          </text:list-item>
          <text:list-item>
            <text:p text:style-name="P27">Enter, Alt + P</text:p>
          </text:list-item>
          <text:list-item>
            <text:p text:style-name="P27">Enter, Esc<text:tab/><text:tab/><text:tab/>r</text:p>
          </text:list-item>
        </text:list>
        <text:p text:style-name="P31">Score: 0.00</text:p>
      </text:section>
      <text:section text:style-name="Sect1" text:name="3847">
        <text:p text:style-name="P2">22)</text:p>
        <text:p text:style-name="P3"><text:span text:style-name="Strong_20_Emphasis"><text:span text:style-name="T6">What are different ways you can open Google Chrome?</text:span></text:span></text:p>
        <text:list xml:id="list6143273296654588412" text:style-name="L24">
          <text:list-item>
            <text:p text:style-name="P28">Win + R, open chrome</text:p>
          </text:list-item>
          <text:list-item>
            <text:p text:style-name="P28">Win + R, chrome<text:tab/><text:tab/><text:tab/><text:tab/><text:tab/>r</text:p>
          </text:list-item>
          <text:list-item>
            <text:p text:style-name="P28">Win + R, cmd, start chrome.exe<text:tab/><text:tab/><text:tab/>r</text:p>
          </text:list-item>
          <text:list-item>
            <text:p text:style-name="P28">Win + R, start chrome.exe</text:p>
          </text:list-item>
          <text:list-item>
            <text:p text:style-name="P28">Win + R, cmd, open chrome.exe</text:p>
          </text:list-item>
          <text:list-item>
            <text:p text:style-name="P28"><text:soft-page-break/>Win + R, cmd, start chrome<text:tab/><text:tab/><text:tab/>r</text:p>
          </text:list-item>
          <text:list-item>
            <text:p text:style-name="P28">Win + R, cmd, chrome</text:p>
          </text:list-item>
        </text:list>
        <text:p text:style-name="P31">Score: 0.00</text:p>
      </text:section>
      <text:section text:style-name="Sect1" text:name="3848">
        <text:p text:style-name="P2">23)</text:p>
        <text:p text:style-name="P3"><text:span text:style-name="Strong_20_Emphasis"><text:span text:style-name="T6">What key combination do you need to press to search for “Congratulations” and navigate to pictures?</text:span></text:span></text:p>
        <text:list xml:id="list6773097445249803863" text:style-name="L26">
          <text:list-item>
            <text:p text:style-name="P29">Type "Congratulations," Enter, press Ctrl until it opens "Images," Enter</text:p>
          </text:list-item>
          <text:list-item>
            <text:p text:style-name="P29">Type "Congratulations," Enter, press Tab until it highlights "Images," Enter<text:tab/>r</text:p>
          </text:list-item>
          <text:list-item>
            <text:p text:style-name="P29">Type "Congratulations," Enter, press Ctrl + Tab until it opens "Images," Enter</text:p>
          </text:list-item>
          <text:list-item>
            <text:p text:style-name="P29">Type "Congratulations," Tab, press Enter until it opens "Images"</text:p>
          </text:list-item>
        </text:list>
        <text:p text:style-name="P31">Score: 0.00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14$Win32 OpenOffice.org_project/4114m1$Build-9811</meta:generator>
    <dc:date>2023-11-08T14:13:22.57</dc:date>
    <meta:document-statistic meta:table-count="0" meta:image-count="0" meta:object-count="0" meta:page-count="6" meta:paragraph-count="182" meta:word-count="1183" meta:character-count="4884"/>
    <dc:creator>kaos sevdalisi</dc:creator>
    <meta:user-defined meta:name="Info 1"/>
    <meta:user-defined meta:name="Info 2"/>
    <meta:user-defined meta:name="Info 3"/>
    <meta:user-defined meta:name="Info 4"/>
  </office:meta>
</office:document-meta>
</file>